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6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6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6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3.3cm" svg:x="7.305cm" svg:y="4.2cm">
          <text:p text:style-name="P1">gestion_flu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3.5cm" svg:x="7.3cm" svg:y="9.7cm">
          <text:p text:style-name="P1">nettoy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3.5cm" svg:x="7.1cm" svg:y="15.5cm">
          <text:p text:style-name="P1">enrichissemen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cm" svg:y1="7.4cm" svg:x2="10.8cm" svg:y2="9.7cm">
          <text:p/>
        </draw:line>
        <draw:frame draw:style-name="gr5" draw:text-style-name="P3" draw:layer="layout" svg:width="7.2cm" svg:height="1.4cm" svg:x="7.2cm" svg:y="1.1cm">
          <draw:text-box>
            <text:p text:style-name="P1"><text:s/>decpv2.json</text:p>
          </draw:text-box>
        </draw:frame>
        <draw:line draw:style-name="gr4" draw:text-style-name="P2" draw:layer="layout" svg:x1="10.7cm" svg:y1="13.2cm" svg:x2="10.7cm" svg:y2="15.5cm">
          <text:p/>
        </draw:line>
        <draw:line draw:style-name="gr4" draw:text-style-name="P2" draw:layer="layout" svg:x1="10.8cm" svg:y1="1.9cm" svg:x2="10.8cm" svg:y2="4.2cm">
          <text:p/>
        </draw:line>
        <draw:frame draw:style-name="gr5" draw:text-style-name="P3" draw:layer="layout" svg:width="7.2cm" svg:height="1.4cm" svg:x="7.2cm" svg:y="7.8cm">
          <draw:text-box>
            <text:p text:style-name="P1">df_flux_date.pkl</text:p>
          </draw:text-box>
        </draw:frame>
        <draw:frame draw:style-name="gr6" draw:text-style-name="P3" draw:layer="layout" svg:width="7.4cm" svg:height="1.673cm" svg:x="7.1cm" svg:y="13.9cm">
          <draw:text-box>
            <text:p text:style-name="P1">df_nettoye-date.pkl</text:p>
          </draw:text-box>
        </draw:frame>
        <draw:custom-shape draw:style-name="gr3" draw:text-style-name="P1" draw:layer="layout" svg:width="7.4cm" svg:height="3.5cm" svg:x="7.1cm" svg:y="21.2cm">
          <text:p text:style-name="P1">Export sur le lftp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cm" svg:y1="19.1cm" svg:x2="10.6cm" svg:y2="21.3cm">
          <text:p/>
        </draw:line>
        <draw:frame draw:style-name="gr6" draw:text-style-name="P3" draw:layer="layout" svg:width="7.4cm" svg:height="1.673cm" svg:x="7.1cm" svg:y="19.353cm">
          <draw:text-box>
            <text:p text:style-name="P1">decp_augmente_flux_final.pkl</text:p>
          </draw:text-box>
        </draw:frame>
        <draw:line draw:style-name="gr4" draw:text-style-name="P2" draw:layer="layout" svg:x1="3.4cm" svg:y1="5.6cm" svg:x2="7.4cm" svg:y2="5.6cm">
          <text:p/>
        </draw:line>
        <draw:frame draw:style-name="gr5" draw:text-style-name="P3" draw:layer="layout" svg:width="7.2cm" svg:height="1.4cm" svg:x="-0.5cm" svg:y="4.5cm">
          <draw:text-box>
            <text:p text:style-name="P1">Clefs de hache</text:p>
          </draw:text-box>
        </draw:frame>
        <draw:line draw:style-name="gr4" draw:text-style-name="P2" draw:layer="layout" svg:x1="3.4cm" svg:y1="11.5cm" svg:x2="7.4cm" svg:y2="11.5cm">
          <text:p/>
        </draw:line>
        <draw:frame draw:style-name="gr5" draw:text-style-name="P3" draw:layer="layout" svg:width="7.2cm" svg:height="1.4cm" svg:x="0cm" svg:y="10.3cm">
          <draw:text-box>
            <text:p text:style-name="P1">data_nettoyage</text:p>
          </draw:text-box>
        </draw:frame>
        <draw:line draw:style-name="gr4" draw:text-style-name="P2" draw:layer="layout" svg:x1="3.2cm" svg:y1="16.6cm" svg:x2="7.2cm" svg:y2="16.6cm">
          <text:p/>
        </draw:line>
        <draw:frame draw:style-name="gr5" draw:text-style-name="P3" draw:layer="layout" svg:width="7.2cm" svg:height="1.4cm" svg:x="0.5cm" svg:y="15.4cm">
          <draw:text-box>
            <text:p text:style-name="P1">data_enrichissement</text:p>
          </draw:text-box>
        </draw:frame>
        <draw:frame draw:style-name="gr5" draw:text-style-name="P3" draw:layer="layout" svg:width="7.2cm" svg:height="1.4cm" svg:x="0.5cm" svg:y="17.2cm">
          <draw:text-box>
            <text:p text:style-name="P1">caches_enrichissement</text:p>
          </draw:text-box>
        </draw:frame>
        <draw:line draw:style-name="gr4" draw:text-style-name="P2" draw:layer="layout" svg:x1="3.2cm" svg:y1="18.3cm" svg:x2="7.2cm" svg:y2="18.3cm">
          <text:p/>
        </draw:line>
        <draw:line draw:style-name="gr7" draw:text-style-name="P1" draw:layer="layout" svg:x1="14.6cm" svg:y1="17.5cm" svg:x2="18.4cm" svg:y2="17.5cm">
          <text:p/>
        </draw:line>
        <draw:frame draw:style-name="gr5" draw:text-style-name="P3" draw:layer="layout" svg:width="7.2cm" svg:height="1.4cm" svg:x="13.1cm" svg:y="16.4cm">
          <draw:text-box>
            <text:p text:style-name="P1">cache_dat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4:07:02.519227481</meta:creation-date>
    <dc:date>2023-01-23T14:23:42.921961947</dc:date>
    <meta:editing-duration>PT6M30S</meta:editing-duration>
    <meta:editing-cycles>1</meta:editing-cycles>
    <meta:document-statistic meta:object-count="22"/>
    <meta:generator>LibreOffice/6.4.7.2$Linux_X86_64 LibreOffice_project/40$Build-2</meta:generator>
  </office:meta>
</office:document-meta>
</file>